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448in"/>
    </style:style>
    <style:style style:name="co7" style:family="table-column">
      <style:table-column-properties fo:break-before="auto" style:column-width="0.4374in"/>
    </style:style>
    <style:style style:name="co8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>
        <style:hyperlink xlink:href="https://projects.rtk-sdo.ru/rtk-sdo/lms-newlook-bundle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7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>
        <style:hyperlink xlink:href="https://projects.rtk-sdo.ru/rtk-sdo/xbook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>
        <style:hyperlink xlink:href="https://projects.rtk-sdo.ru/rtk-sdo/xbook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>
        <style:hyperlink xlink:href="https://projects.rtk-sdo.ru/rtk-sdo/xbook/issues/83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>
        <style:hyperlink xlink:href="https://projects.rtk-sdo.ru/rtk-sdo/xbook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>
        <style:hyperlink xlink:href="https://projects.rtk-sdo.ru/rtk-sdo/xbook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79" style:family="table-cell" style:parent-style-name="Default">
      <style:table-cell-properties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14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ibc/core/front-end-ds/issues/106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 fo:background-color="#dedede" fo:border="0.06pt solid #000000"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 fo:background-color="#dedede" fo:border="0.06pt solid #000000">
        <style:hyperlink xlink:href="https://projects.rtk-sdo.ru/rtk-ibc/core/front-end-ds/issues/107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#dedede" fo:border="0.06pt solid #000000"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>
        <style:hyperlink xlink:href="https://projects.rtk-sdo.ru/rtk-sdo/lms-newlook-bundle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dedede" fo:border="0.06pt solid #000000">
        <style:hyperlink xlink:href="https://projects.rtk-sdo.ru/rtk-sdo/lms-newlook-meteor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>
        <style:hyperlink xlink:href="https://projects.rtk-sdo.ru/rtk-sdo/lms-newlook-bundle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 fo:background-color="#dedede" fo:border="0.06pt solid #000000">
        <style:hyperlink xlink:href="https://projects.rtk-sdo.ru/rtk-sdo/lms-newlook-meteor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>
        <style:hyperlink xlink:href="https://projects.rtk-sdo.ru/rtk-sdo/lms-newlook-bundle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 fo:background-color="#dedede" fo:border="0.06pt solid #000000">
        <style:hyperlink xlink:href="https://projects.rtk-sdo.ru/rtk-sdo/lms-newlook-meteor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>
        <style:hyperlink xlink:href="https://projects.rtk-sdo.ru/rtk-sdo/lms-newlook-bundle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>
        <style:hyperlink xlink:href="https://projects.rtk-sdo.ru/rtk-sdo/lms-newlook-bundle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>
        <style:hyperlink xlink:href="https://projects.rtk-sdo.ru/rtk-sdo/lms-newlook-bundle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>
        <style:hyperlink xlink:href="https://projects.rtk-sdo.ru/rtk-sdo/lms-newlook-bundle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>
        <style:hyperlink xlink:href="https://projects.rtk-sdo.ru/rtk-sdo/lms-newlook-bundle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>
        <style:hyperlink xlink:href="https://projects.rtk-sdo.ru/rtk-sdo/lms-newlook-bundle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>
        <style:hyperlink xlink:href="https://projects.rtk-sdo.ru/rtk-sdo/lms-newlook-bundle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>
        <style:hyperlink xlink:href="https://projects.rtk-sdo.ru/rtk-sdo/lms-newlook-bundle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>
        <style:hyperlink xlink:href="https://projects.rtk-sdo.ru/rtk-sdo/lms-newlook-bundle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>
        <style:hyperlink xlink:href="https://projects.rtk-sdo.ru/rtk-sdo/lms-newlook-bundle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>
        <style:hyperlink xlink:href="https://projects.rtk-sdo.ru/rtk-sdo/lms-newlook-bundle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>
        <style:hyperlink xlink:href="https://projects.rtk-sdo.ru/rtk-sdo/lms-newlook-bundle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>
        <style:hyperlink xlink:href="https://projects.rtk-sdo.ru/rtk-sdo/lms-newlook-bundle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>
        <style:hyperlink xlink:href="https://projects.rtk-sdo.ru/rtk-sdo/lms-newlook-bundle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>
        <style:hyperlink xlink:href="https://projects.rtk-sdo.ru/rtk-sdo/lms-newlook-bundle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>
        <style:hyperlink xlink:href="https://projects.rtk-sdo.ru/rtk-sdo/lms-newlook-bundle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274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75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276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277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278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279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280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281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30 07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1 07 2017 - 06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 08 2017 - 13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4 08 2017 - 20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1 08 2017 - 27 08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6" office:value-type="string" calcext:value-type="string">
            <text:p>#32 Существует возможность прохождения курса без записи на него</text:p>
          </table:table-cell>
          <table:table-cell office:value-type="string" calcext:value-type="string">
            <text:p>02-06-2017 09:5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17" office:value-type="string" calcext:value-type="string">
            <text:p>#2 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30 07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1 07 2017 - 06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 08 2017 - 13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4 08 2017 - 20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1 08 2017 - 27 08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19" office:value-type="string" calcext:value-type="string">
            <text:p>#1 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0" office:value-type="string" calcext:value-type="string">
            <text:p>#25 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1" office:value-type="string" calcext:value-type="string">
            <text:p>#24 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2" office:value-type="string" calcext:value-type="string">
            <text:p>#27 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3" office:value-type="string" calcext:value-type="string">
            <text:p>#26 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4" office:value-type="string" calcext:value-type="string">
            <text:p>#23 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5" office:value-type="string" calcext:value-type="string">
            <text:p>#22 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6" office:value-type="string" calcext:value-type="string">
            <text:p>#30 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7" office:value-type="string" calcext:value-type="string">
            <text:p>#31 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8" office:value-type="string" calcext:value-type="string">
            <text:p>#28 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9" office:value-type="string" calcext:value-type="string">
            <text:p>#29 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30 07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1 07 2017 - 06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 08 2017 - 13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4 08 2017 - 20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1 08 2017 - 27 08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30" office:value-type="string" calcext:value-type="string">
            <text:p>#11 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Антон Палий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Антон Палий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30 07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1 07 2017 - 06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 08 2017 - 13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4 08 2017 - 20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1 08 2017 - 27 08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31" office:value-type="string" calcext:value-type="string">
            <text:p>#34 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32" office:value-type="string" calcext:value-type="string">
            <text:p>#35 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33" office:value-type="string" calcext:value-type="string">
            <text:p>#36 Генерация бандлов в cms</text:p>
          </table:table-cell>
          <table:table-cell office:value-type="string" calcext:value-type="string">
            <text:p>15-08-2017 16: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34" office:value-type="string" calcext:value-type="string">
            <text:p>#32 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35" office:value-type="string" calcext:value-type="string">
            <text:p>#33 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table:number-columns-repeated="11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30 07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1 07 2017 - 06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 08 2017 - 13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4 08 2017 - 20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1 08 2017 - 27 08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6" office:value-type="string" calcext:value-type="string">
            <text:p>#68 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7" office:value-type="string" calcext:value-type="string">
            <text:p>#59 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8" office:value-type="string" calcext:value-type="string">
            <text:p>#76 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9" office:value-type="string" calcext:value-type="string">
            <text:p>#77 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0" office:value-type="string" calcext:value-type="string">
            <text:p>#71 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41" office:value-type="string" calcext:value-type="string">
            <text:p>#73 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2" office:value-type="string" calcext:value-type="string">
            <text:p>#29 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43" office:value-type="string" calcext:value-type="string">
            <text:p>#74 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4" office:value-type="string" calcext:value-type="string">
            <text:p>#30 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5" office:value-type="string" calcext:value-type="string">
            <text:p>#8 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46" office:value-type="string" calcext:value-type="string">
            <text:p>#80 Исправить: в подсказке вернуть слово подсказка</text:p>
          </table:table-cell>
          <table:table-cell table:style-name="Default" office:value-type="string" calcext:value-type="string">
            <text:p>17-08-2017 00:3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7" office:value-type="string" calcext:value-type="string">
            <text:p>#32 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8" office:value-type="string" calcext:value-type="string">
            <text:p>#7 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49" office:value-type="string" calcext:value-type="string">
            <text:p>#79 Исправить: Перетаскивание. Если все элементы перетащить в 1 слот, они ИСЧЕЗНУТ (!)</text:p>
          </table:table-cell>
          <table:table-cell table:style-name="Default" office:value-type="string" calcext:value-type="string">
            <text:p>17-08-2017 00:2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0" office:value-type="string" calcext:value-type="string">
            <text:p>#33 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1" office:value-type="string" calcext:value-type="string">
            <text:p>#6 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2" office:value-type="string" calcext:value-type="string">
            <text:p>#70 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3" office:value-type="string" calcext:value-type="string">
            <text:p>#34 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4" office:value-type="string" calcext:value-type="string">
            <text:p>#19 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5" office:value-type="string" calcext:value-type="string">
            <text:p>#35 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6" office:value-type="string" calcext:value-type="string">
            <text:p>#54 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7" office:value-type="string" calcext:value-type="string">
            <text:p>#36 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8" office:value-type="string" calcext:value-type="string">
            <text:p>#37 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9" office:value-type="string" calcext:value-type="string">
            <text:p>#13 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0" office:value-type="string" calcext:value-type="string">
            <text:p>#14 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1" office:value-type="string" calcext:value-type="string">
            <text:p>#11 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2" office:value-type="string" calcext:value-type="string">
            <text:p>#12 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3" office:value-type="string" calcext:value-type="string">
            <text:p>#17 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4" office:value-type="string" calcext:value-type="string">
            <text:p>#39 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5" office:value-type="string" calcext:value-type="string">
            <text:p>#18 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6" office:value-type="string" calcext:value-type="string">
            <text:p>#15 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7" office:value-type="string" calcext:value-type="string">
            <text:p>#16 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8" office:value-type="string" calcext:value-type="string">
            <text:p>#41 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9" office:value-type="string" calcext:value-type="string">
            <text:p>#9 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0" office:value-type="string" calcext:value-type="string">
            <text:p>#45 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1" office:value-type="string" calcext:value-type="string">
            <text:p>#50 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2" office:value-type="string" calcext:value-type="string">
            <text:p>#28 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3" office:value-type="string" calcext:value-type="string">
            <text:p>#27 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74" office:value-type="string" calcext:value-type="string">
            <text:p>#83 Исправить: по мере загрузки картинок тест прыгает</text:p>
          </table:table-cell>
          <table:table-cell table:style-name="Default" office:value-type="string" calcext:value-type="string">
            <text:p>17-08-2017 00:3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75" office:value-type="string" calcext:value-type="string">
            <text:p>#82 Исправить: Оценку в лайкерте можно отправить не выбирая вариант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6" office:value-type="string" calcext:value-type="string">
            <text:p>#23 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77" office:value-type="string" calcext:value-type="string">
            <text:p>#81 Исправить: Все кнопки конфёрмов в инструментах редактора красные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30 07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1 07 2017 - 06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 08 2017 - 13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4 08 2017 - 20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1 08 2017 - 27 08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8" office:value-type="string" calcext:value-type="string">
            <text:p>#61 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79" office:value-type="string" calcext:value-type="string">
            <text:p>#63 Добавить manifest.json</text:p>
          </table:table-cell>
          <table:table-cell table:style-name="Default" office:value-type="string" calcext:value-type="string">
            <text:p>01-07-2017 21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0" office:value-type="string" calcext:value-type="string">
            <text:p>#65 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81" office:value-type="string" calcext:value-type="string">
            <text:p>#67 Реализовать offline режим</text:p>
          </table:table-cell>
          <table:table-cell table:style-name="Default" office:value-type="string" calcext:value-type="string">
            <text:p>12-07-2017 13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2" office:value-type="string" calcext:value-type="string">
            <text:p>#60 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3" office:value-type="string" calcext:value-type="string">
            <text:p>#57 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4" office:value-type="string" calcext:value-type="string">
            <text:p>#20 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5" office:value-type="string" calcext:value-type="string">
            <text:p>#40 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6" office:value-type="string" calcext:value-type="string">
            <text:p>#48 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7" office:value-type="string" calcext:value-type="string">
            <text:p>#25 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30 07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1 07 2017 - 06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 08 2017 - 13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4 08 2017 - 20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1 08 2017 - 27 08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8" office:value-type="string" calcext:value-type="string">
            <text:p>#51 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9" office:value-type="string" calcext:value-type="string">
            <text:p>#65 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90" office:value-type="string" calcext:value-type="string">
            <text:p>#19 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1" office:value-type="string" calcext:value-type="string">
            <text:p>#64 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2" office:value-type="string" calcext:value-type="string">
            <text:p>#49 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93" office:value-type="string" calcext:value-type="string">
            <text:p>#22 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4" office:value-type="string" calcext:value-type="string">
            <text:p>#97 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5" office:value-type="string" calcext:value-type="string">
            <text:p>#63 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6" office:value-type="string" calcext:value-type="string">
            <text:p>#50 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7" office:value-type="string" calcext:value-type="string">
            <text:p>#98 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8" office:value-type="string" calcext:value-type="string">
            <text:p>#62 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9" office:value-type="string" calcext:value-type="string">
            <text:p>#17 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00" office:value-type="string" calcext:value-type="string">
            <text:p>#16 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01" office:value-type="string" calcext:value-type="string">
            <text:p>#61 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2" office:value-type="string" calcext:value-type="string">
            <text:p>#16 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3" office:value-type="string" calcext:value-type="string">
            <text:p>#56 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04" office:value-type="string" calcext:value-type="string">
            <text:p>#60 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5" office:value-type="string" calcext:value-type="string">
            <text:p>#53 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06" office:value-type="string" calcext:value-type="string">
            <text:p>#18 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7" office:value-type="string" calcext:value-type="string">
            <text:p>#59 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8" office:value-type="string" calcext:value-type="string">
            <text:p>#54 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09" office:value-type="string" calcext:value-type="string">
            <text:p>#17 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0" office:value-type="string" calcext:value-type="string">
            <text:p>#22 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1" office:value-type="string" calcext:value-type="string">
            <text:p>#57 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2" office:value-type="string" calcext:value-type="string">
            <text:p>#104 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3" office:value-type="string" calcext:value-type="string">
            <text:p>#19 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14" office:value-type="string" calcext:value-type="string">
            <text:p>#105 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5" office:value-type="string" calcext:value-type="string">
            <text:p>#18 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6" office:value-type="string" calcext:value-type="string">
            <text:p>#106 На главной странице переименовать "Вход для учителей" во "Вход для сотрудников ОУ"</text:p>
          </table:table-cell>
          <table:table-cell office:value-type="string" calcext:value-type="string">
            <text:p>25-08-2017 15:24</text:p>
          </table:table-cell>
          <table:table-cell office:value-type="string" calcext:value-type="string">
            <text:p>25-08-2017 12:00</text:p>
          </table:table-cell>
          <table:table-cell table:number-columns-repeated="8"/>
          <table:table-cell table:number-columns-repeated="2" office:value-type="string" calcext:value-type="string">
            <text:p>0:00 h</text:p>
          </table:table-cell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7" office:value-type="string" calcext:value-type="string">
            <text:p>#47 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8" office:value-type="string" calcext:value-type="string">
            <text:p>#26 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9" office:value-type="string" calcext:value-type="string">
            <text:p>#99 Сделать в Материалах педагогов локализованные ключи в тегах</text:p>
          </table:table-cell>
          <table:table-cell office:value-type="string" calcext:value-type="string">
            <text:p>24-07-2017 12:10</text:p>
          </table:table-cell>
          <table:table-cell office:value-type="string" calcext:value-type="string">
            <text:p>26-08-2017 06:44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0" office:value-type="string" calcext:value-type="string">
            <text:p>#48 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1" office:value-type="string" calcext:value-type="string">
            <text:p>#25 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2" office:value-type="string" calcext:value-type="string">
            <text:p>#100 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3" office:value-type="string" calcext:value-type="string">
            <text:p>#24 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4" office:value-type="string" calcext:value-type="string">
            <text:p>#101 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5" office:value-type="string" calcext:value-type="string">
            <text:p>#23 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6" office:value-type="string" calcext:value-type="string">
            <text:p>#102 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7" office:value-type="string" calcext:value-type="string">
            <text:p>#87 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8" office:value-type="string" calcext:value-type="string">
            <text:p>#44 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9" office:value-type="string" calcext:value-type="string">
            <text:p>#88 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0" office:value-type="string" calcext:value-type="string">
            <text:p>#43 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1" office:value-type="string" calcext:value-type="string">
            <text:p>#107 Заменить главную страницу http://biblio.edu54.ru/ на главную страницу как у openedu54.ru</text:p>
          </table:table-cell>
          <table:table-cell office:value-type="string" calcext:value-type="string">
            <text:p>25-08-2017 17:43</text:p>
          </table:table-cell>
          <table:table-cell office:value-type="string" calcext:value-type="string">
            <text:p>25-08-2017 13:19</text:p>
          </table:table-cell>
          <table:table-cell table:number-columns-repeated="8"/>
          <table:table-cell table:number-columns-repeated="2" office:value-type="string" calcext:value-type="string">
            <text:p>0:00 h</text:p>
          </table:table-cell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2" office:value-type="string" calcext:value-type="string">
            <text:p>#46 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3" office:value-type="string" calcext:value-type="string">
            <text:p>#45 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4" office:value-type="string" calcext:value-type="string">
            <text:p>#40 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5" office:value-type="string" calcext:value-type="string">
            <text:p>#39 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36" office:value-type="string" calcext:value-type="string">
            <text:p>#24 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7" office:value-type="string" calcext:value-type="string">
            <text:p>#41 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38" office:value-type="string" calcext:value-type="string">
            <text:p>#23 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39" office:value-type="string" calcext:value-type="string">
            <text:p>#95 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0" office:value-type="string" calcext:value-type="string">
            <text:p>#29 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41" office:value-type="string" calcext:value-type="string">
            <text:p>#26 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2" office:value-type="string" calcext:value-type="string">
            <text:p>#30 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43" office:value-type="string" calcext:value-type="string">
            <text:p>#25 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4" office:value-type="string" calcext:value-type="string">
            <text:p>#96 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5" office:value-type="string" calcext:value-type="string">
            <text:p>#7 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6" office:value-type="string" calcext:value-type="string">
            <text:p>#67 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47" office:value-type="string" calcext:value-type="string">
            <text:p>#28 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8" office:value-type="string" calcext:value-type="string">
            <text:p>#38 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9" office:value-type="string" calcext:value-type="string">
            <text:p>#31 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0" office:value-type="string" calcext:value-type="string">
            <text:p>#68 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1" office:value-type="string" calcext:value-type="string">
            <text:p>#37 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2" office:value-type="string" calcext:value-type="string">
            <text:p>#94 При редактировании аккаунта – поле страна нужно убрать, добавить «субъект РФ»</text:p>
          </table:table-cell>
          <table:table-cell office:value-type="string" calcext:value-type="string">
            <text:p>24-07-2017 11:48</text:p>
          </table:table-cell>
          <table:table-cell office:value-type="string" calcext:value-type="string">
            <text:p>26-08-2017 07:09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3" office:value-type="string" calcext:value-type="string">
            <text:p>#32 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4" office:value-type="string" calcext:value-type="string">
            <text:p>#33 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55" office:value-type="string" calcext:value-type="string">
            <text:p>#30 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6" office:value-type="string" calcext:value-type="string">
            <text:p>#34 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57" office:value-type="string" calcext:value-type="string">
            <text:p>#29 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58" office:value-type="string" calcext:value-type="string">
            <text:p>#89 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59" office:value-type="string" calcext:value-type="string">
            <text:p>#32 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0" office:value-type="string" calcext:value-type="string">
            <text:p>#90 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61" office:value-type="string" calcext:value-type="string">
            <text:p>#31 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2" office:value-type="string" calcext:value-type="string">
            <text:p>#36 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3" office:value-type="string" calcext:value-type="string">
            <text:p>#80 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4" office:value-type="string" calcext:value-type="string">
            <text:p>#79 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5" office:value-type="string" calcext:value-type="string">
            <text:p>#81 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6" office:value-type="string" calcext:value-type="string">
            <text:p>#86 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7" office:value-type="string" calcext:value-type="string">
            <text:p>#78 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8" office:value-type="string" calcext:value-type="string">
            <text:p>#77 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9" office:value-type="string" calcext:value-type="string">
            <text:p>#73 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0" office:value-type="string" calcext:value-type="string">
            <text:p>#14 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1" office:value-type="string" calcext:value-type="string">
            <text:p>#74 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2" office:value-type="string" calcext:value-type="string">
            <text:p>#15 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3" office:value-type="string" calcext:value-type="string">
            <text:p>#75 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4" office:value-type="string" calcext:value-type="string">
            <text:p>#12 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5" office:value-type="string" calcext:value-type="string">
            <text:p>#76 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6" office:value-type="string" calcext:value-type="string">
            <text:p>#13 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7" office:value-type="string" calcext:value-type="string">
            <text:p>#10 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8" office:value-type="string" calcext:value-type="string">
            <text:p>#11 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9" office:value-type="string" calcext:value-type="string">
            <text:p>#70 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0" office:value-type="string" calcext:value-type="string">
            <text:p>#27 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1" office:value-type="string" calcext:value-type="string">
            <text:p>#8 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2" office:value-type="string" calcext:value-type="string">
            <text:p>#72 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3" office:value-type="string" calcext:value-type="string">
            <text:p>#9 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4" office:value-type="string" calcext:value-type="string">
            <text:p>#28 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30 07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1 07 2017 - 06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 08 2017 - 13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4 08 2017 - 20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1 08 2017 - 27 08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85" office:value-type="string" calcext:value-type="string">
            <text:p>#66 Создание библиотеки компонентов общей для редактора и плэйера</text:p>
          </table:table-cell>
          <table:table-cell table:style-name="Default" office:value-type="string" calcext:value-type="string">
            <text:p>11-07-2017 12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6" office:value-type="string" calcext:value-type="string">
            <text:p>#75 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87" office:value-type="string" calcext:value-type="string">
            <text:p>#78 Актуализировать модель данных учебника</text:p>
          </table:table-cell>
          <table:table-cell table:style-name="Default" office:value-type="string" calcext:value-type="string">
            <text:p>07-08-2017 12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8" office:value-type="string" calcext:value-type="string">
            <text:p>#31 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9" office:value-type="string" calcext:value-type="string">
            <text:p>#55 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0" office:value-type="string" calcext:value-type="string">
            <text:p>#56 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1" office:value-type="string" calcext:value-type="string">
            <text:p>#53 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2" office:value-type="string" calcext:value-type="string">
            <text:p>#51 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3" office:value-type="string" calcext:value-type="string">
            <text:p>#52 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4" office:value-type="string" calcext:value-type="string">
            <text:p>#44 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5" office:value-type="string" calcext:value-type="string">
            <text:p>#43 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6" office:value-type="string" calcext:value-type="string">
            <text:p>#26 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7" office:value-type="string" calcext:value-type="string">
            <text:p>#22 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8" office:value-type="string" calcext:value-type="string">
            <text:p>#21 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9" office:value-type="string" calcext:value-type="string">
            <text:p>#24 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30 07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1 07 2017 - 06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 08 2017 - 13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4 08 2017 - 20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1 08 2017 - 27 08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200" office:value-type="string" calcext:value-type="string">
            <text:p>#1 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201" office:value-type="string" calcext:value-type="string">
            <text:p>#1 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202" office:value-type="string" calcext:value-type="string">
            <text:p>#1 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203" office:value-type="string" calcext:value-type="string">
            <text:p>#2 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204" office:value-type="string" calcext:value-type="string">
            <text:p>#1 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</table:table>
      <table:table table:name="Сергей Окише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Окише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30 07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1 07 2017 - 06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 08 2017 - 13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4 08 2017 - 20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1 08 2017 - 27 08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5" office:value-type="string" calcext:value-type="string">
            <text:p>#62 Реализовать возможность конвертации учебника в epab</text:p>
          </table:table-cell>
          <table:table-cell office:value-type="string" calcext:value-type="string">
            <text:p>30-06-2017 12:1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06" office:value-type="string" calcext:value-type="string">
            <text:p>#58 Создать компонент XDraft</text:p>
          </table:table-cell>
          <table:table-cell table:style-name="ce15" office:value-type="string" calcext:value-type="string">
            <text:p>23-06-2017 16:18</text:p>
          </table:table-cell>
          <table:table-cell table:style-name="ce15" office:value-type="string" calcext:value-type="string">
            <text:p>29-06-2017 05:4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07" office:value-type="string" calcext:value-type="string">
            <text:p>#10 Создание компонента "draftjs"</text:p>
          </table:table-cell>
          <table:table-cell table:style-name="ce15" office:value-type="string" calcext:value-type="string">
            <text:p>15-05-2017 17:12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20:00 h</text:p>
          </table:table-cell>
          <table:table-cell table:style-name="ce15" office:value-type="string" calcext:value-type="string">
            <text:p>80:00 h</text:p>
          </table:table-cell>
          <table:table-cell table:style-name="ce15" table:number-columns-repeated="8"/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30 07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1 07 2017 - 06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 08 2017 - 13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4 08 2017 - 20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1 08 2017 - 27 08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08" office:value-type="string" calcext:value-type="string">
            <text:p>#3 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09" office:value-type="string" calcext:value-type="string">
            <text:p>#11 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0" office:value-type="string" calcext:value-type="string">
            <text:p>#12 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1" office:value-type="string" calcext:value-type="string">
            <text:p>#9 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2" office:value-type="string" calcext:value-type="string">
            <text:p>#10 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3" office:value-type="string" calcext:value-type="string">
            <text:p>#7 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4" office:value-type="string" calcext:value-type="string">
            <text:p>#8 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5" office:value-type="string" calcext:value-type="string">
            <text:p>#5 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6" office:value-type="string" calcext:value-type="string">
            <text:p>#6 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17" office:value-type="string" calcext:value-type="string">
            <text:p>#16 В окне авторизации переименовать поле Имя в поле Email</text:p>
          </table:table-cell>
          <table:table-cell table:style-name="Default" office:value-type="string" calcext:value-type="string">
            <text:p>25-05-2017 09:4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18" office:value-type="string" calcext:value-type="string">
            <text:p>#19 На странице авторизации изменить вид ссылки на страницу регистрации</text:p>
          </table:table-cell>
          <table:table-cell office:value-type="string" calcext:value-type="string">
            <text:p>25-05-2017 09:24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9" office:value-type="string" calcext:value-type="string">
            <text:p>#15 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0" office:value-type="string" calcext:value-type="string">
            <text:p>#18 На странице авторизации изменить вид ссылки на страницу регистрации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1" office:value-type="string" calcext:value-type="string">
            <text:p>#17 В окне авторизации переименовать поле Имя в поле Email</text:p>
          </table:table-cell>
          <table:table-cell office:value-type="string" calcext:value-type="string">
            <text:p>25-05-2017 09:12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2" office:value-type="string" calcext:value-type="string">
            <text:p>#17 На страницы авторизации некорректный текст ошибки при вводе неправильных данных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3" office:value-type="string" calcext:value-type="string">
            <text:p>#18 На страницы авторизации некорректный текст ошибки при вводе неправильных данных</text:p>
          </table:table-cell>
          <table:table-cell office:value-type="string" calcext:value-type="string">
            <text:p>25-05-2017 09:19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4" office:value-type="string" calcext:value-type="string">
            <text:p>#29 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5" office:value-type="string" calcext:value-type="string">
            <text:p>#15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6" office:value-type="string" calcext:value-type="string">
            <text:p>#28 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7" office:value-type="string" calcext:value-type="string">
            <text:p>#16 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8" office:value-type="string" calcext:value-type="string">
            <text:p>#31 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9" office:value-type="string" calcext:value-type="string">
            <text:p>#13 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0" office:value-type="string" calcext:value-type="string">
            <text:p>#30 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1" office:value-type="string" calcext:value-type="string">
            <text:p>#14 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2" office:value-type="string" calcext:value-type="string">
            <text:p>#20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3" office:value-type="string" calcext:value-type="string">
            <text:p>#11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4" office:value-type="string" calcext:value-type="string">
            <text:p>#4 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5" office:value-type="string" calcext:value-type="string">
            <text:p>#1 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6" office:value-type="string" calcext:value-type="string">
            <text:p>#12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37" office:value-type="string" calcext:value-type="string">
            <text:p>#45 Реализовать скрытие верхнего меню в плеере AZBUKA на смартфонах</text:p>
          </table:table-cell>
          <table:table-cell table:style-name="Default" office:value-type="string" calcext:value-type="string">
            <text:p>28-08-2017 08:4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8" office:value-type="string" calcext:value-type="string">
            <text:p>#6 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39" office:value-type="string" calcext:value-type="string">
            <text:p>#44 В плеере интерактивные задания при "раскрытии" открываются в новой вкладке</text:p>
          </table:table-cell>
          <table:table-cell table:style-name="Default" office:value-type="string" calcext:value-type="string">
            <text:p>08-06-2017 10:4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40" office:value-type="string" calcext:value-type="string">
            <text:p>#5 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41" office:value-type="string" calcext:value-type="string">
            <text:p>#8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42" office:value-type="string" calcext:value-type="string">
            <text:p>#7 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243" office:value-type="string" calcext:value-type="string">
            <text:p>#4 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4" office:value-type="string" calcext:value-type="string">
            <text:p>#14 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45" office:value-type="string" calcext:value-type="string">
            <text:p>#10 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246" office:value-type="string" calcext:value-type="string">
            <text:p>#3 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7" office:value-type="string" calcext:value-type="string">
            <text:p>#13 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48" office:value-type="string" calcext:value-type="string">
            <text:p>#9 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49" office:value-type="string" calcext:value-type="string">
            <text:p>#27 Кнопка "Отправить оценку" (загрузка файла) доступна при просмотре курса</text:p>
          </table:table-cell>
          <table:table-cell table:style-name="Default" office:value-type="string" calcext:value-type="string">
            <text:p>13-04-2017 14:4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50" office:value-type="string" calcext:value-type="string">
            <text:p>#33 Возможность отправить файл на проверку без загрузки самого файла</text:p>
          </table:table-cell>
          <table:table-cell table:style-name="Default" office:value-type="string" calcext:value-type="string">
            <text:p>02-06-2017 10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51" office:value-type="string" calcext:value-type="string">
            <text:p>#34 Отображение "Приложения оцениваемого персоналом" при нажатии кнопки "Отправка оценки"</text:p>
          </table:table-cell>
          <table:table-cell table:style-name="Default" office:value-type="string" calcext:value-type="string">
            <text:p>02-06-2017 10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52" office:value-type="string" calcext:value-type="string">
            <text:p>#35 Открытие курса в курсе при одновременном входе двух одинаковых пользователей</text:p>
          </table:table-cell>
          <table:table-cell table:style-name="Default" office:value-type="string" calcext:value-type="string">
            <text:p>02-06-2017 10:3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53" office:value-type="string" calcext:value-type="string">
            <text:p>#36 Не работает задание с кнопкой "Подсказка" в плеере</text:p>
          </table:table-cell>
          <table:table-cell table:style-name="Default" office:value-type="string" calcext:value-type="string">
            <text:p>02-06-2017 10:5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54" office:value-type="string" calcext:value-type="string">
            <text:p>#37 В плеере при адаптации верстки при изменении окна не учитывается наличие скролбара плеера</text:p>
          </table:table-cell>
          <table:table-cell table:style-name="Default" office:value-type="string" calcext:value-type="string">
            <text:p>02-06-2017 11:0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5" office:value-type="string" calcext:value-type="string">
            <text:p>#38 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6" office:value-type="string" calcext:value-type="string">
            <text:p>#39 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7" office:value-type="string" calcext:value-type="string">
            <text:p>#40 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58" office:value-type="string" calcext:value-type="string">
            <text:p>#41 Не обновляется контактная информация о пользователе при входе под другим юзером</text:p>
          </table:table-cell>
          <table:table-cell table:style-name="Default" office:value-type="string" calcext:value-type="string">
            <text:p>07-06-2017 14:2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9" office:value-type="string" calcext:value-type="string">
            <text:p>#2 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0" office:value-type="string" calcext:value-type="string">
            <text:p>#19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1" office:value-type="string" calcext:value-type="string">
            <text:p>#21 Некорректная работа кнопки "Отправка оценки"</text:p>
          </table:table-cell>
          <table:table-cell table:style-name="Default" office:value-type="string" calcext:value-type="string">
            <text:p>18-04-2017 12:2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2" office:value-type="string" calcext:value-type="string">
            <text:p>#22 Некорректно работает прогресс заданий, находящихся в подразделе со статусом "Не оценивается"</text:p>
          </table:table-cell>
          <table:table-cell table:style-name="Default" office:value-type="string" calcext:value-type="string">
            <text:p>18-04-2017 12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3" office:value-type="string" calcext:value-type="string">
            <text:p>#43 В курсе Биологии не работает задание с викториной</text:p>
          </table:table-cell>
          <table:table-cell table:style-name="Default" office:value-type="string" calcext:value-type="string">
            <text:p>07-06-2017 14:5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4" office:value-type="string" calcext:value-type="string">
            <text:p>#23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table:style-name="Default" office:value-type="string" calcext:value-type="string">
            <text:p>18-04-2017 12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5" office:value-type="string" calcext:value-type="string">
            <text:p>#42 Именно в плеере не работают кнопки на странице "Общая характеристика мхов"</text:p>
          </table:table-cell>
          <table:table-cell table:style-name="Default" office:value-type="string" calcext:value-type="string">
            <text:p>07-06-2017 14:3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6" office:value-type="string" calcext:value-type="string">
            <text:p>#24 При просмотре видео не работает кнопка "Развернуть на весь экран"</text:p>
          </table:table-cell>
          <table:table-cell table:style-name="Default" office:value-type="string" calcext:value-type="string">
            <text:p>18-04-2017 12:1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7" office:value-type="string" calcext:value-type="string">
            <text:p>#25 Не правильно работает кнопка "Продолжить"</text:p>
          </table:table-cell>
          <table:table-cell table:style-name="Default" office:value-type="string" calcext:value-type="string">
            <text:p>18-04-2017 12:0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8" office:value-type="string" calcext:value-type="string">
            <text:p>#26 "Обрезается" часть интерактивного элемента на странице "Значение мхов"</text:p>
          </table:table-cell>
          <table:table-cell table:style-name="Default" office:value-type="string" calcext:value-type="string">
            <text:p>18-04-2017 11:5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69" office:value-type="string" calcext:value-type="string">
            <text:p>#1 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30 07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1 07 2017 - 06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 08 2017 - 13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4 08 2017 - 20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1 08 2017 - 27 08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70" office:value-type="string" calcext:value-type="string">
            <text:p>#21 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1" office:value-type="string" calcext:value-type="string">
            <text:p>#103 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72" office:value-type="string" calcext:value-type="string">
            <text:p>#33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number-columns-repeated="8" table:style-name="ce15" office:value-type="string" calcext:value-type="string">
            <text:p>0:00 h</text:p>
          </table:table-cell>
          <table:table-cell table:style-name="ce15"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3" office:value-type="string" calcext:value-type="string">
            <text:p>#93 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74" office:value-type="string" calcext:value-type="string">
            <text:p>#27 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5" office:value-type="string" calcext:value-type="string">
            <text:p>#91 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6" office:value-type="string" calcext:value-type="string">
            <text:p>#92 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7" office:value-type="string" calcext:value-type="string">
            <text:p>#82 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278" office:value-type="string" calcext:value-type="string">
            <text:p>#84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30 07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1 07 2017 - 06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7 08 2017 - 13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4 08 2017 - 20 08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1 08 2017 - 27 08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9" office:value-type="string" calcext:value-type="string">
            <text:p>#72 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0" office:value-type="string" calcext:value-type="string">
            <text:p>#69 При изменении ширины экрана ломается вёрстка панели a11y</text:p>
          </table:table-cell>
          <table:table-cell office:value-type="string" calcext:value-type="string">
            <text:p>12-07-2017 15:16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81" office:value-type="string" calcext:value-type="string">
            <text:p>#42 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08:03:38.406017918</meta:creation-date>
    <dc:date>2017-08-28T08:07:07.702606700</dc:date>
    <meta:editing-duration>P0D</meta:editing-duration>
    <meta:editing-cycles>1</meta:editing-cycles>
    <meta:document-statistic meta:table-count="14" meta:cell-count="1702" meta:object-count="0"/>
    <meta:generator>LibreOffice/4.2.8.2$Linux_X86_64 LibreOffice_project/420m0$Build-2</meta:generator>
  </office:meta>
</office:document-meta>
</file>